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1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wifi" table:style-name="ta1">
        <table:shapes>
          <draw:frame draw:z-index="0" draw:style-name="gr1" svg:width="10in" svg:height="8in" svg:x="9.8638in" svg:y="3.9268in">
            <draw:object draw:notify-on-update-of-ranges="wifi.M8:wifi.M12 wifi.N1:wifi.N1 wifi.N2:wifi.N6 wifi.O2:wifi.O6 wifi.O2:wifi.O6 wifi.N7:wifi.N7 wifi.N8:wifi.N12 wifi.O8:wifi.O12 wifi.O8:wifi.O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5" table:default-cell-style-name="Default"/>
        <table:table-row table:style-name="ro1">
          <table:table-cell table:number-columns-repeated="1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table:number-columns-repeated="2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75.5516">
            <text:p>75.5516</text:p>
          </table:table-cell>
          <table:table-cell office:value-type="float" office:value="75.7943">
            <text:p>75.7943</text:p>
          </table:table-cell>
          <table:table-cell office:value-type="float" office:value="75.5529">
            <text:p>75.5529</text:p>
          </table:table-cell>
          <table:table-cell office:value-type="float" office:value="75.5939">
            <text:p>75.5939</text:p>
          </table:table-cell>
          <table:table-cell office:value-type="float" office:value="75.1577">
            <text:p>75.1577</text:p>
          </table:table-cell>
          <table:table-cell office:value-type="float" office:value="75.5623">
            <text:p>75.5623</text:p>
          </table:table-cell>
          <table:table-cell office:value-type="float" office:value="75.6075">
            <text:p>75.6075</text:p>
          </table:table-cell>
          <table:table-cell office:value-type="float" office:value="75.5836">
            <text:p>75.5836</text:p>
          </table:table-cell>
          <table:table-cell office:value-type="float" office:value="75.3811">
            <text:p>75.3811</text:p>
          </table:table-cell>
          <table:table-cell office:value-type="float" office:value="75.4908">
            <text:p>75.4908</text:p>
          </table:table-cell>
          <table:table-cell office:value-type="float" office:value="2">
            <text:p>2</text:p>
          </table:table-cell>
          <table:table-cell table:formula="of:=AVERAGE([.$C2:.L2])" office:value-type="float" office:value="75.52757">
            <text:p>75.52757</text:p>
          </table:table-cell>
          <table:table-cell table:formula="of:=CONFIDENCE(0.01; STDEV([.$C2:.L2]); COUNT([.$C2:.L2]))" office:value-type="float" office:value="0.134970413469708">
            <text:p>0.1349704135</text:p>
          </table:table-cell>
          <table:table-cell/>
          <table:table-cell table:formula="of:=STDEV([.C2:.L2])" office:value-type="float" office:value="0.165699614765193">
            <text:p>0.1656996148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41.7068">
            <text:p>41.7068</text:p>
          </table:table-cell>
          <table:table-cell office:value-type="float" office:value="41.9621">
            <text:p>41.9621</text:p>
          </table:table-cell>
          <table:table-cell office:value-type="float" office:value="41.8629">
            <text:p>41.8629</text:p>
          </table:table-cell>
          <table:table-cell office:value-type="float" office:value="41.8025">
            <text:p>41.8025</text:p>
          </table:table-cell>
          <table:table-cell office:value-type="float" office:value="41.8627">
            <text:p>41.8627</text:p>
          </table:table-cell>
          <table:table-cell office:value-type="float" office:value="41.748">
            <text:p>41.748</text:p>
          </table:table-cell>
          <table:table-cell office:value-type="float" office:value="41.7849">
            <text:p>41.7849</text:p>
          </table:table-cell>
          <table:table-cell office:value-type="float" office:value="41.8656">
            <text:p>41.8656</text:p>
          </table:table-cell>
          <table:table-cell office:value-type="float" office:value="41.8492">
            <text:p>41.8492</text:p>
          </table:table-cell>
          <table:table-cell office:value-type="float" office:value="41.7102">
            <text:p>41.7102</text:p>
          </table:table-cell>
          <table:table-cell office:value-type="float" office:value="4">
            <text:p>4</text:p>
          </table:table-cell>
          <table:table-cell table:formula="of:=AVERAGE([.$C3:.L3])" office:value-type="float" office:value="41.81549">
            <text:p>41.81549</text:p>
          </table:table-cell>
          <table:table-cell table:formula="of:=CONFIDENCE(0.01; STDEV([.$C3:.L3]); COUNT([.$C3:.L3]))" office:value-type="float" office:value="0.0654896116992666">
            <text:p>0.0654896117</text:p>
          </table:table-cell>
          <table:table-cell/>
          <table:table-cell table:formula="of:=STDEV([.C3:.L3])" office:value-type="float" office:value="0.0803998680208978">
            <text:p>0.080399868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47.3852">
            <text:p>47.3852</text:p>
          </table:table-cell>
          <table:table-cell office:value-type="float" office:value="33.1884">
            <text:p>33.1884</text:p>
          </table:table-cell>
          <table:table-cell office:value-type="float" office:value="49.2601">
            <text:p>49.2601</text:p>
          </table:table-cell>
          <table:table-cell office:value-type="float" office:value="51.4492">
            <text:p>51.4492</text:p>
          </table:table-cell>
          <table:table-cell office:value-type="float" office:value="35.8836">
            <text:p>35.8836</text:p>
          </table:table-cell>
          <table:table-cell office:value-type="float" office:value="42.0904">
            <text:p>42.0904</text:p>
          </table:table-cell>
          <table:table-cell office:value-type="float" office:value="46.646">
            <text:p>46.646</text:p>
          </table:table-cell>
          <table:table-cell office:value-type="float" office:value="50.1868">
            <text:p>50.1868</text:p>
          </table:table-cell>
          <table:table-cell office:value-type="float" office:value="30.8625">
            <text:p>30.8625</text:p>
          </table:table-cell>
          <table:table-cell office:value-type="float" office:value="37.2987">
            <text:p>37.2987</text:p>
          </table:table-cell>
          <table:table-cell office:value-type="float" office:value="8">
            <text:p>8</text:p>
          </table:table-cell>
          <table:table-cell table:formula="of:=AVERAGE([.$C4:.L4])" office:value-type="float" office:value="42.42509">
            <text:p>42.42509</text:p>
          </table:table-cell>
          <table:table-cell table:formula="of:=CONFIDENCE(0.01; STDEV([.$C4:.L4]); COUNT([.$C4:.L4]))" office:value-type="float" office:value="6.18561302045178">
            <text:p>6.1856130205</text:p>
          </table:table-cell>
          <table:table-cell/>
          <table:table-cell table:formula="of:=STDEV([.C4:.L4])" office:value-type="float" office:value="7.59391386768963">
            <text:p>7.593913867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25.8803">
            <text:p>25.8803</text:p>
          </table:table-cell>
          <table:table-cell office:value-type="float" office:value="27.5225">
            <text:p>27.5225</text:p>
          </table:table-cell>
          <table:table-cell office:value-type="float" office:value="46.9452">
            <text:p>46.9452</text:p>
          </table:table-cell>
          <table:table-cell office:value-type="float" office:value="24.31">
            <text:p>24.31</text:p>
          </table:table-cell>
          <table:table-cell office:value-type="float" office:value="23.1092">
            <text:p>23.1092</text:p>
          </table:table-cell>
          <table:table-cell office:value-type="float" office:value="21.1485">
            <text:p>21.1485</text:p>
          </table:table-cell>
          <table:table-cell office:value-type="float" office:value="21.2671">
            <text:p>21.2671</text:p>
          </table:table-cell>
          <table:table-cell office:value-type="float" office:value="34.0696">
            <text:p>34.0696</text:p>
          </table:table-cell>
          <table:table-cell office:value-type="float" office:value="25.2163">
            <text:p>25.2163</text:p>
          </table:table-cell>
          <table:table-cell office:value-type="float" office:value="21.3858">
            <text:p>21.3858</text:p>
          </table:table-cell>
          <table:table-cell office:value-type="float" office:value="12">
            <text:p>12</text:p>
          </table:table-cell>
          <table:table-cell table:formula="of:=AVERAGE([.$C5:.L5])" office:value-type="float" office:value="27.08545">
            <text:p>27.08545</text:p>
          </table:table-cell>
          <table:table-cell table:formula="of:=CONFIDENCE(0.01; STDEV([.$C5:.L5]); COUNT([.$C5:.L5]))" office:value-type="float" office:value="6.50181027043422">
            <text:p>6.5018102704</text:p>
          </table:table-cell>
          <table:table-cell/>
          <table:table-cell table:formula="of:=STDEV([.C5:.L5])" office:value-type="float" office:value="7.98210088708898">
            <text:p>7.9821008871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85.0602">
            <text:p>85.0602</text:p>
          </table:table-cell>
          <table:table-cell office:value-type="float" office:value="74.9891">
            <text:p>74.9891</text:p>
          </table:table-cell>
          <table:table-cell office:value-type="float" office:value="64.3541">
            <text:p>64.3541</text:p>
          </table:table-cell>
          <table:table-cell office:value-type="float" office:value="74.5604">
            <text:p>74.5604</text:p>
          </table:table-cell>
          <table:table-cell office:value-type="float" office:value="54.2137">
            <text:p>54.2137</text:p>
          </table:table-cell>
          <table:table-cell office:value-type="float" office:value="45.5763">
            <text:p>45.5763</text:p>
          </table:table-cell>
          <table:table-cell office:value-type="float" office:value="67.5908">
            <text:p>67.5908</text:p>
          </table:table-cell>
          <table:table-cell office:value-type="float" office:value="42.4687">
            <text:p>42.4687</text:p>
          </table:table-cell>
          <table:table-cell office:value-type="float" office:value="58.1332">
            <text:p>58.1332</text:p>
          </table:table-cell>
          <table:table-cell office:value-type="float" office:value="59.7088">
            <text:p>59.7088</text:p>
          </table:table-cell>
          <table:table-cell office:value-type="float" office:value="16">
            <text:p>16</text:p>
          </table:table-cell>
          <table:table-cell table:formula="of:=AVERAGE([.$C6:.L6])" office:value-type="float" office:value="62.66553">
            <text:p>62.66553</text:p>
          </table:table-cell>
          <table:table-cell table:formula="of:=CONFIDENCE(0.01; STDEV([.$C6:.L6]); COUNT([.$C6:.L6]))" office:value-type="float" office:value="10.9372883248769">
            <text:p>10.9372883249</text:p>
          </table:table-cell>
          <table:table-cell/>
          <table:table-cell table:formula="of:=STDEV([.C6:.L6])" office:value-type="float" office:value="13.4274202428422">
            <text:p>13.4274202428</text:p>
          </table:table-cell>
        </table:table-row>
        <table:table-row table:style-name="ro3">
          <table:table-cell table:number-columns-repeated="13"/>
          <table:table-cell office:value-type="string">
            <text:p>TCP</text:p>
          </table:table-cell>
          <table:table-cell table:number-columns-repeated="3"/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79.8917">
            <text:p>79.8917</text:p>
          </table:table-cell>
          <table:table-cell office:value-type="float" office:value="79.0278">
            <text:p>79.0278</text:p>
          </table:table-cell>
          <table:table-cell office:value-type="float" office:value="80.6803">
            <text:p>80.6803</text:p>
          </table:table-cell>
          <table:table-cell office:value-type="float" office:value="79.1754">
            <text:p>79.1754</text:p>
          </table:table-cell>
          <table:table-cell office:value-type="float" office:value="80.9805">
            <text:p>80.9805</text:p>
          </table:table-cell>
          <table:table-cell office:value-type="float" office:value="79.8415">
            <text:p>79.8415</text:p>
          </table:table-cell>
          <table:table-cell office:value-type="float" office:value="78.5054">
            <text:p>78.5054</text:p>
          </table:table-cell>
          <table:table-cell office:value-type="float" office:value="80.6792">
            <text:p>80.6792</text:p>
          </table:table-cell>
          <table:table-cell office:value-type="float" office:value="79.764">
            <text:p>79.764</text:p>
          </table:table-cell>
          <table:table-cell office:value-type="float" office:value="80.8802">
            <text:p>80.8802</text:p>
          </table:table-cell>
          <table:table-cell office:value-type="float" office:value="2">
            <text:p>2</text:p>
          </table:table-cell>
          <table:table-cell table:formula="of:=AVERAGE([.$C8:.L8])" office:value-type="float" office:value="79.9426">
            <text:p>79.9426</text:p>
          </table:table-cell>
          <table:table-cell table:formula="of:=CONFIDENCE(0.01; STDEV([.$C8:.L8]); COUNT([.$C8:.L8]))" office:value-type="float" office:value="0.696417727444923">
            <text:p>0.6964177274</text:p>
          </table:table-cell>
          <table:table-cell table:number-columns-repeated="2"/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44.7737">
            <text:p>44.7737</text:p>
          </table:table-cell>
          <table:table-cell office:value-type="float" office:value="45.0655">
            <text:p>45.0655</text:p>
          </table:table-cell>
          <table:table-cell office:value-type="float" office:value="44.8445">
            <text:p>44.8445</text:p>
          </table:table-cell>
          <table:table-cell office:value-type="float" office:value="45.1564">
            <text:p>45.1564</text:p>
          </table:table-cell>
          <table:table-cell office:value-type="float" office:value="45.1187">
            <text:p>45.1187</text:p>
          </table:table-cell>
          <table:table-cell office:value-type="float" office:value="45.003">
            <text:p>45.003</text:p>
          </table:table-cell>
          <table:table-cell office:value-type="float" office:value="45.0108">
            <text:p>45.0108</text:p>
          </table:table-cell>
          <table:table-cell office:value-type="float" office:value="44.9589">
            <text:p>44.9589</text:p>
          </table:table-cell>
          <table:table-cell office:value-type="float" office:value="44.9817">
            <text:p>44.9817</text:p>
          </table:table-cell>
          <table:table-cell office:value-type="float" office:value="44.8752">
            <text:p>44.8752</text:p>
          </table:table-cell>
          <table:table-cell office:value-type="float" office:value="4">
            <text:p>4</text:p>
          </table:table-cell>
          <table:table-cell table:formula="of:=AVERAGE([.$C9:.L9])" office:value-type="float" office:value="44.97884">
            <text:p>44.97884</text:p>
          </table:table-cell>
          <table:table-cell table:formula="of:=CONFIDENCE(0.01; STDEV([.$C9:.L9]); COUNT([.$C9:.L9]))" office:value-type="float" office:value="0.098452317461879">
            <text:p>0.0984523175</text:p>
          </table:table-cell>
          <table:table-cell table:number-columns-repeated="2"/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26.0546">
            <text:p>26.0546</text:p>
          </table:table-cell>
          <table:table-cell office:value-type="float" office:value="26.7511">
            <text:p>26.7511</text:p>
          </table:table-cell>
          <table:table-cell office:value-type="float" office:value="25.9979">
            <text:p>25.9979</text:p>
          </table:table-cell>
          <table:table-cell office:value-type="float" office:value="25.9728">
            <text:p>25.9728</text:p>
          </table:table-cell>
          <table:table-cell office:value-type="float" office:value="26.8488">
            <text:p>26.8488</text:p>
          </table:table-cell>
          <table:table-cell office:value-type="float" office:value="27.0603">
            <text:p>27.0603</text:p>
          </table:table-cell>
          <table:table-cell office:value-type="float" office:value="26.6079">
            <text:p>26.6079</text:p>
          </table:table-cell>
          <table:table-cell office:value-type="float" office:value="25.7458">
            <text:p>25.7458</text:p>
          </table:table-cell>
          <table:table-cell office:value-type="float" office:value="26.356">
            <text:p>26.356</text:p>
          </table:table-cell>
          <table:table-cell office:value-type="float" office:value="26.1864">
            <text:p>26.1864</text:p>
          </table:table-cell>
          <table:table-cell office:value-type="float" office:value="8">
            <text:p>8</text:p>
          </table:table-cell>
          <table:table-cell table:formula="of:=AVERAGE([.$C10:.L10])" office:value-type="float" office:value="26.35816">
            <text:p>26.35816</text:p>
          </table:table-cell>
          <table:table-cell table:formula="of:=CONFIDENCE(0.01; STDEV([.$C10:.L10]); COUNT([.$C10:.L10]))" office:value-type="float" office:value="0.356651791347309">
            <text:p>0.3566517913</text:p>
          </table:table-cell>
          <table:table-cell table:number-columns-repeated="2"/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22.049">
            <text:p>22.049</text:p>
          </table:table-cell>
          <table:table-cell office:value-type="float" office:value="22.0949">
            <text:p>22.0949</text:p>
          </table:table-cell>
          <table:table-cell office:value-type="float" office:value="22.9455">
            <text:p>22.9455</text:p>
          </table:table-cell>
          <table:table-cell office:value-type="float" office:value="22.4272">
            <text:p>22.4272</text:p>
          </table:table-cell>
          <table:table-cell office:value-type="float" office:value="22.227">
            <text:p>22.227</text:p>
          </table:table-cell>
          <table:table-cell office:value-type="float" office:value="22.2389">
            <text:p>22.2389</text:p>
          </table:table-cell>
          <table:table-cell office:value-type="float" office:value="22.1962">
            <text:p>22.1962</text:p>
          </table:table-cell>
          <table:table-cell office:value-type="float" office:value="22.1941">
            <text:p>22.1941</text:p>
          </table:table-cell>
          <table:table-cell office:value-type="float" office:value="22.2101">
            <text:p>22.2101</text:p>
          </table:table-cell>
          <table:table-cell office:value-type="float" office:value="22.2514">
            <text:p>22.2514</text:p>
          </table:table-cell>
          <table:table-cell office:value-type="float" office:value="12">
            <text:p>12</text:p>
          </table:table-cell>
          <table:table-cell table:formula="of:=AVERAGE([.$C11:.L11])" office:value-type="float" office:value="22.28343">
            <text:p>22.28343</text:p>
          </table:table-cell>
          <table:table-cell table:formula="of:=CONFIDENCE(0.01; STDEV([.$C11:.L11]); COUNT([.$C11:.L11]))" office:value-type="float" office:value="0.206185599472051">
            <text:p>0.2061855995</text:p>
          </table:table-cell>
          <table:table-cell table:number-columns-repeated="2"/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21.0237">
            <text:p>21.0237</text:p>
          </table:table-cell>
          <table:table-cell office:value-type="float" office:value="21.7497">
            <text:p>21.7497</text:p>
          </table:table-cell>
          <table:table-cell office:value-type="float" office:value="21.1366">
            <text:p>21.1366</text:p>
          </table:table-cell>
          <table:table-cell office:value-type="float" office:value="20.7913">
            <text:p>20.7913</text:p>
          </table:table-cell>
          <table:table-cell office:value-type="float" office:value="21.1378">
            <text:p>21.1378</text:p>
          </table:table-cell>
          <table:table-cell office:value-type="float" office:value="20.6205">
            <text:p>20.6205</text:p>
          </table:table-cell>
          <table:table-cell office:value-type="float" office:value="21.0765">
            <text:p>21.0765</text:p>
          </table:table-cell>
          <table:table-cell office:value-type="float" office:value="21.7329">
            <text:p>21.7329</text:p>
          </table:table-cell>
          <table:table-cell office:value-type="float" office:value="20.8791">
            <text:p>20.8791</text:p>
          </table:table-cell>
          <table:table-cell office:value-type="float" office:value="21.0933">
            <text:p>21.0933</text:p>
          </table:table-cell>
          <table:table-cell office:value-type="float" office:value="16">
            <text:p>16</text:p>
          </table:table-cell>
          <table:table-cell table:formula="of:=AVERAGE([.$C12:.L12])" office:value-type="float" office:value="21.12414">
            <text:p>21.12414</text:p>
          </table:table-cell>
          <table:table-cell table:formula="of:=CONFIDENCE(0.01; STDEV([.$C12:.L12]); COUNT([.$C12:.L12]))" office:value-type="float" office:value="0.297436735549741">
            <text:p>0.2974367355</text:p>
          </table:table-cell>
          <table:table-cell table:number-columns-repeated="2"/>
        </table:table-row>
        <table:table-row table:style-name="ro4" table:number-rows-repeated="2">
          <table:table-cell table:number-columns-repeated="17"/>
        </table:table-row>
        <table:table-row table:style-name="ro3">
          <table:table-cell office:value-type="string">
            <text:p>TCP</text:p>
          </table:table-cell>
          <table:table-cell table:number-columns-repeated="16"/>
        </table:table-row>
        <table:table-row table:style-name="ro1">
          <table:table-cell office:value-type="string">
            <text:p>RoCE</text:p>
          </table:table-cell>
          <table:table-cell table:number-columns-repeated="16"/>
        </table:table-row>
      </table:table>
      <table:table table:name="raid" table:style-name="ta1">
        <table:shapes>
          <draw:frame draw:z-index="0" draw:style-name="gr1" svg:width="10in" svg:height="8in" svg:x="8.4969in" svg:y="3.1791in">
            <draw:object draw:notify-on-update-of-ranges="raid.M8:raid.M12 raid.N1:raid.N1 raid.N2:raid.N6 raid.O2:raid.O6 raid.O2:raid.O6 raid.N7:raid.N7 raid.N8:raid.N12 raid.O8:raid.O12 raid.O8:raid.O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35.9797">
            <text:p>35.9797</text:p>
          </table:table-cell>
          <table:table-cell office:value-type="float" office:value="35.9303">
            <text:p>35.9303</text:p>
          </table:table-cell>
          <table:table-cell office:value-type="float" office:value="35.9407">
            <text:p>35.9407</text:p>
          </table:table-cell>
          <table:table-cell office:value-type="float" office:value="35.8741">
            <text:p>35.8741</text:p>
          </table:table-cell>
          <table:table-cell office:value-type="float" office:value="36.3665">
            <text:p>36.3665</text:p>
          </table:table-cell>
          <table:table-cell office:value-type="float" office:value="35.914">
            <text:p>35.914</text:p>
          </table:table-cell>
          <table:table-cell office:value-type="float" office:value="35.9512">
            <text:p>35.9512</text:p>
          </table:table-cell>
          <table:table-cell office:value-type="float" office:value="35.9915">
            <text:p>35.9915</text:p>
          </table:table-cell>
          <table:table-cell office:value-type="float" office:value="35.9573">
            <text:p>35.9573</text:p>
          </table:table-cell>
          <table:table-cell office:value-type="float" office:value="36.3221">
            <text:p>36.3221</text:p>
          </table:table-cell>
          <table:table-cell office:value-type="float" office:value="2">
            <text:p>2</text:p>
          </table:table-cell>
          <table:table-cell table:formula="of:=AVERAGE([.$C2:.L2])" office:value-type="float" office:value="36.02274">
            <text:p>36.02274</text:p>
          </table:table-cell>
          <table:table-cell table:formula="of:=CONFIDENCE(0.01; STDEV([.$C2:.L2]); COUNT([.$C2:.L2]))" office:value-type="float" office:value="0.140877441057284">
            <text:p>0.1408774411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0.3061">
            <text:p>10.3061</text:p>
          </table:table-cell>
          <table:table-cell office:value-type="float" office:value="10.2359">
            <text:p>10.2359</text:p>
          </table:table-cell>
          <table:table-cell office:value-type="float" office:value="10.1854">
            <text:p>10.1854</text:p>
          </table:table-cell>
          <table:table-cell office:value-type="float" office:value="10.2263">
            <text:p>10.2263</text:p>
          </table:table-cell>
          <table:table-cell office:value-type="float" office:value="10.2389">
            <text:p>10.2389</text:p>
          </table:table-cell>
          <table:table-cell office:value-type="float" office:value="10.2348">
            <text:p>10.2348</text:p>
          </table:table-cell>
          <table:table-cell office:value-type="float" office:value="10.2442">
            <text:p>10.2442</text:p>
          </table:table-cell>
          <table:table-cell office:value-type="float" office:value="10.2543">
            <text:p>10.2543</text:p>
          </table:table-cell>
          <table:table-cell office:value-type="float" office:value="10.1877">
            <text:p>10.1877</text:p>
          </table:table-cell>
          <table:table-cell office:value-type="float" office:value="10.181">
            <text:p>10.181</text:p>
          </table:table-cell>
          <table:table-cell office:value-type="float" office:value="4">
            <text:p>4</text:p>
          </table:table-cell>
          <table:table-cell table:formula="of:=AVERAGE([.$C3:.L3])" office:value-type="float" office:value="10.22946">
            <text:p>10.22946</text:p>
          </table:table-cell>
          <table:table-cell table:formula="of:=CONFIDENCE(0.01; STDEV([.$C3:.L3]); COUNT([.$C3:.L3]))" office:value-type="float" office:value="0.0308510139027813">
            <text:p>0.0308510139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7.2041">
            <text:p>7.2041</text:p>
          </table:table-cell>
          <table:table-cell office:value-type="float" office:value="6.9622">
            <text:p>6.9622</text:p>
          </table:table-cell>
          <table:table-cell office:value-type="float" office:value="10.8455">
            <text:p>10.8455</text:p>
          </table:table-cell>
          <table:table-cell office:value-type="float" office:value="3.0583">
            <text:p>3.0583</text:p>
          </table:table-cell>
          <table:table-cell office:value-type="float" office:value="5.1786">
            <text:p>5.1786</text:p>
          </table:table-cell>
          <table:table-cell office:value-type="float" office:value="7.1925">
            <text:p>7.1925</text:p>
          </table:table-cell>
          <table:table-cell office:value-type="float" office:value="7.1935">
            <text:p>7.1935</text:p>
          </table:table-cell>
          <table:table-cell office:value-type="float" office:value="5.1616">
            <text:p>5.1616</text:p>
          </table:table-cell>
          <table:table-cell office:value-type="float" office:value="7.2682">
            <text:p>7.2682</text:p>
          </table:table-cell>
          <table:table-cell office:value-type="float" office:value="3.0558">
            <text:p>3.0558</text:p>
          </table:table-cell>
          <table:table-cell office:value-type="float" office:value="8">
            <text:p>8</text:p>
          </table:table-cell>
          <table:table-cell table:formula="of:=AVERAGE([.$C4:.L4])" office:value-type="float" office:value="6.31203">
            <text:p>6.31203</text:p>
          </table:table-cell>
          <table:table-cell table:formula="of:=CONFIDENCE(0.01; STDEV([.$C4:.L4]); COUNT([.$C4:.L4]))" office:value-type="float" office:value="1.88181100449416">
            <text:p>1.8818110045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1.5652">
            <text:p>1.5652</text:p>
          </table:table-cell>
          <table:table-cell office:value-type="float" office:value="6.4176">
            <text:p>6.4176</text:p>
          </table:table-cell>
          <table:table-cell office:value-type="float" office:value="1.5973">
            <text:p>1.5973</text:p>
          </table:table-cell>
          <table:table-cell office:value-type="float" office:value="3.6046">
            <text:p>3.6046</text:p>
          </table:table-cell>
          <table:table-cell office:value-type="float" office:value="5.5993">
            <text:p>5.5993</text:p>
          </table:table-cell>
          <table:table-cell office:value-type="float" office:value="1.5366">
            <text:p>1.5366</text:p>
          </table:table-cell>
          <table:table-cell office:value-type="float" office:value="3.0017">
            <text:p>3.0017</text:p>
          </table:table-cell>
          <table:table-cell office:value-type="float" office:value="2.1651">
            <text:p>2.1651</text:p>
          </table:table-cell>
          <table:table-cell office:value-type="float" office:value="1.5907">
            <text:p>1.5907</text:p>
          </table:table-cell>
          <table:table-cell office:value-type="float" office:value="3.5337">
            <text:p>3.5337</text:p>
          </table:table-cell>
          <table:table-cell office:value-type="float" office:value="12">
            <text:p>12</text:p>
          </table:table-cell>
          <table:table-cell table:formula="of:=AVERAGE([.$C5:.L5])" office:value-type="float" office:value="3.06118">
            <text:p>3.06118</text:p>
          </table:table-cell>
          <table:table-cell table:formula="of:=CONFIDENCE(0.01; STDEV([.$C5:.L5]); COUNT([.$C5:.L5]))" office:value-type="float" office:value="1.43416729164806">
            <text:p>1.4341672916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4.3379">
            <text:p>4.3379</text:p>
          </table:table-cell>
          <table:table-cell office:value-type="float" office:value="1.04">
            <text:p>1.04</text:p>
          </table:table-cell>
          <table:table-cell office:value-type="float" office:value="2.8955">
            <text:p>2.8955</text:p>
          </table:table-cell>
          <table:table-cell office:value-type="float" office:value="1.0323">
            <text:p>1.0323</text:p>
          </table:table-cell>
          <table:table-cell office:value-type="float" office:value="1.0514">
            <text:p>1.0514</text:p>
          </table:table-cell>
          <table:table-cell office:value-type="float" office:value="1.0426">
            <text:p>1.0426</text:p>
          </table:table-cell>
          <table:table-cell office:value-type="float" office:value="5.0471">
            <text:p>5.0471</text:p>
          </table:table-cell>
          <table:table-cell office:value-type="float" office:value="1.0413">
            <text:p>1.0413</text:p>
          </table:table-cell>
          <table:table-cell office:value-type="float" office:value="1.0402">
            <text:p>1.0402</text:p>
          </table:table-cell>
          <table:table-cell office:value-type="float" office:value="1.325">
            <text:p>1.325</text:p>
          </table:table-cell>
          <table:table-cell office:value-type="float" office:value="16">
            <text:p>16</text:p>
          </table:table-cell>
          <table:table-cell table:formula="of:=AVERAGE([.$C6:.L6])" office:value-type="float" office:value="1.98533">
            <text:p>1.98533</text:p>
          </table:table-cell>
          <table:table-cell table:formula="of:=CONFIDENCE(0.01; STDEV([.$C6:.L6]); COUNT([.$C6:.L6]))" office:value-type="float" office:value="1.2595781801376">
            <text:p>1.2595781801</text:p>
          </table:table-cell>
        </table:table-row>
        <table:table-row table:style-name="ro3">
          <table:table-cell table:number-columns-repeated="13"/>
          <table:table-cell office:value-type="string">
            <text:p>TCP</text:p>
          </table:table-cell>
          <table:table-cell/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38.8088">
            <text:p>38.8088</text:p>
          </table:table-cell>
          <table:table-cell office:value-type="float" office:value="39.5273">
            <text:p>39.5273</text:p>
          </table:table-cell>
          <table:table-cell office:value-type="float" office:value="38.5812">
            <text:p>38.5812</text:p>
          </table:table-cell>
          <table:table-cell office:value-type="float" office:value="38.9459">
            <text:p>38.9459</text:p>
          </table:table-cell>
          <table:table-cell office:value-type="float" office:value="38.2841">
            <text:p>38.2841</text:p>
          </table:table-cell>
          <table:table-cell office:value-type="float" office:value="38.8094">
            <text:p>38.8094</text:p>
          </table:table-cell>
          <table:table-cell office:value-type="float" office:value="38.2064">
            <text:p>38.2064</text:p>
          </table:table-cell>
          <table:table-cell office:value-type="float" office:value="38.2929">
            <text:p>38.2929</text:p>
          </table:table-cell>
          <table:table-cell office:value-type="float" office:value="38.2803">
            <text:p>38.2803</text:p>
          </table:table-cell>
          <table:table-cell office:value-type="float" office:value="39.0971">
            <text:p>39.0971</text:p>
          </table:table-cell>
          <table:table-cell office:value-type="float" office:value="2">
            <text:p>2</text:p>
          </table:table-cell>
          <table:table-cell table:formula="of:=AVERAGE([.$C8:.L8])" office:value-type="float" office:value="38.68334">
            <text:p>38.68334</text:p>
          </table:table-cell>
          <table:table-cell table:formula="of:=CONFIDENCE(0.01; STDEV([.$C8:.L8]); COUNT([.$C8:.L8]))" office:value-type="float" office:value="0.353619708657474">
            <text:p>0.3536197087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1.2882">
            <text:p>11.2882</text:p>
          </table:table-cell>
          <table:table-cell office:value-type="float" office:value="11.3057">
            <text:p>11.3057</text:p>
          </table:table-cell>
          <table:table-cell office:value-type="float" office:value="11.276">
            <text:p>11.276</text:p>
          </table:table-cell>
          <table:table-cell office:value-type="float" office:value="11.2736">
            <text:p>11.2736</text:p>
          </table:table-cell>
          <table:table-cell office:value-type="float" office:value="11.4507">
            <text:p>11.4507</text:p>
          </table:table-cell>
          <table:table-cell office:value-type="float" office:value="11.2989">
            <text:p>11.2989</text:p>
          </table:table-cell>
          <table:table-cell office:value-type="float" office:value="11.1808">
            <text:p>11.1808</text:p>
          </table:table-cell>
          <table:table-cell office:value-type="float" office:value="11.3198">
            <text:p>11.3198</text:p>
          </table:table-cell>
          <table:table-cell office:value-type="float" office:value="11.2932">
            <text:p>11.2932</text:p>
          </table:table-cell>
          <table:table-cell office:value-type="float" office:value="11.2261">
            <text:p>11.2261</text:p>
          </table:table-cell>
          <table:table-cell office:value-type="float" office:value="4">
            <text:p>4</text:p>
          </table:table-cell>
          <table:table-cell table:formula="of:=AVERAGE([.$C9:.L9])" office:value-type="float" office:value="11.2913">
            <text:p>11.2913</text:p>
          </table:table-cell>
          <table:table-cell table:formula="of:=CONFIDENCE(0.01; STDEV([.$C9:.L9]); COUNT([.$C9:.L9]))" office:value-type="float" office:value="0.0566341632327384">
            <text:p>0.0566341632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3.5699">
            <text:p>3.5699</text:p>
          </table:table-cell>
          <table:table-cell office:value-type="float" office:value="3.5934">
            <text:p>3.5934</text:p>
          </table:table-cell>
          <table:table-cell office:value-type="float" office:value="3.4824">
            <text:p>3.4824</text:p>
          </table:table-cell>
          <table:table-cell office:value-type="float" office:value="3.5472">
            <text:p>3.5472</text:p>
          </table:table-cell>
          <table:table-cell office:value-type="float" office:value="3.5748">
            <text:p>3.5748</text:p>
          </table:table-cell>
          <table:table-cell office:value-type="float" office:value="3.5791">
            <text:p>3.5791</text:p>
          </table:table-cell>
          <table:table-cell office:value-type="float" office:value="3.5789">
            <text:p>3.5789</text:p>
          </table:table-cell>
          <table:table-cell office:value-type="float" office:value="3.5418">
            <text:p>3.5418</text:p>
          </table:table-cell>
          <table:table-cell office:value-type="float" office:value="3.5331">
            <text:p>3.5331</text:p>
          </table:table-cell>
          <table:table-cell office:value-type="float" office:value="3.6164">
            <text:p>3.6164</text:p>
          </table:table-cell>
          <table:table-cell office:value-type="float" office:value="8">
            <text:p>8</text:p>
          </table:table-cell>
          <table:table-cell table:formula="of:=AVERAGE([.$C10:.L10])" office:value-type="float" office:value="3.5617">
            <text:p>3.5617</text:p>
          </table:table-cell>
          <table:table-cell table:formula="of:=CONFIDENCE(0.01; STDEV([.$C10:.L10]); COUNT([.$C10:.L10]))" office:value-type="float" office:value="0.0304136256997742">
            <text:p>0.0304136257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1.6388">
            <text:p>1.6388</text:p>
          </table:table-cell>
          <table:table-cell office:value-type="float" office:value="1.6315">
            <text:p>1.6315</text:p>
          </table:table-cell>
          <table:table-cell office:value-type="float" office:value="1.6819">
            <text:p>1.6819</text:p>
          </table:table-cell>
          <table:table-cell office:value-type="float" office:value="1.6018">
            <text:p>1.6018</text:p>
          </table:table-cell>
          <table:table-cell office:value-type="float" office:value="1.6186">
            <text:p>1.6186</text:p>
          </table:table-cell>
          <table:table-cell office:value-type="float" office:value="1.6056">
            <text:p>1.6056</text:p>
          </table:table-cell>
          <table:table-cell office:value-type="float" office:value="1.6297">
            <text:p>1.6297</text:p>
          </table:table-cell>
          <table:table-cell office:value-type="float" office:value="1.6288">
            <text:p>1.6288</text:p>
          </table:table-cell>
          <table:table-cell office:value-type="float" office:value="1.6066">
            <text:p>1.6066</text:p>
          </table:table-cell>
          <table:table-cell office:value-type="float" office:value="1.5991">
            <text:p>1.5991</text:p>
          </table:table-cell>
          <table:table-cell office:value-type="float" office:value="12">
            <text:p>12</text:p>
          </table:table-cell>
          <table:table-cell table:formula="of:=AVERAGE([.$C11:.L11])" office:value-type="float" office:value="1.62424">
            <text:p>1.62424</text:p>
          </table:table-cell>
          <table:table-cell table:formula="of:=CONFIDENCE(0.01; STDEV([.$C11:.L11]); COUNT([.$C11:.L11]))" office:value-type="float" office:value="0.0200738189531751">
            <text:p>0.020073819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1397">
            <text:p>1.1397</text:p>
          </table:table-cell>
          <table:table-cell office:value-type="float" office:value="1.1455">
            <text:p>1.1455</text:p>
          </table:table-cell>
          <table:table-cell office:value-type="float" office:value="1.1207">
            <text:p>1.1207</text:p>
          </table:table-cell>
          <table:table-cell office:value-type="float" office:value="1.1404">
            <text:p>1.1404</text:p>
          </table:table-cell>
          <table:table-cell office:value-type="float" office:value="1.1508">
            <text:p>1.1508</text:p>
          </table:table-cell>
          <table:table-cell office:value-type="float" office:value="1.1439">
            <text:p>1.1439</text:p>
          </table:table-cell>
          <table:table-cell office:value-type="float" office:value="1.1371">
            <text:p>1.1371</text:p>
          </table:table-cell>
          <table:table-cell office:value-type="float" office:value="1.1403">
            <text:p>1.1403</text:p>
          </table:table-cell>
          <table:table-cell office:value-type="float" office:value="1.1561">
            <text:p>1.1561</text:p>
          </table:table-cell>
          <table:table-cell office:value-type="float" office:value="1.1364">
            <text:p>1.1364</text:p>
          </table:table-cell>
          <table:table-cell office:value-type="float" office:value="16">
            <text:p>16</text:p>
          </table:table-cell>
          <table:table-cell table:formula="of:=AVERAGE([.$C12:.L12])" office:value-type="float" office:value="1.14109">
            <text:p>1.14109</text:p>
          </table:table-cell>
          <table:table-cell table:formula="of:=CONFIDENCE(0.01; STDEV([.$C12:.L12]); COUNT([.$C12:.L12]))" office:value-type="float" office:value="0.00769703790109621">
            <text:p>0.0076970379</text:p>
          </table:table-cell>
        </table:table-row>
      </table:table>
      <table:table table:name="disksim" table:style-name="ta1">
        <table:shapes>
          <draw:frame draw:z-index="0" draw:style-name="gr1" svg:width="10in" svg:height="8in" svg:x="8.9287in" svg:y="2.4744in">
            <draw:object draw:notify-on-update-of-ranges="disksim.M8:disksim.M12 disksim.N1:disksim.N1 disksim.N2:disksim.N6 disksim.O2:disksim.O6 disksim.O2:disksim.O6 disksim.N7:disksim.N7 disksim.N8:disksim.N12 disksim.O8:disksim.O12 disksim.O8:disksim.O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number-columns-repeated="10" table:default-cell-style-name="Default"/>
        <table:table-column table:style-name="co4" table:number-columns-repeated="3" table:default-cell-style-name="Default"/>
        <table:table-row table:style-name="ro3">
          <table:table-cell table:number-columns-repeated="1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</table:table-row>
        <table:table-row table:style-name="ro3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0.4589">
            <text:p>0.4589</text:p>
          </table:table-cell>
          <table:table-cell office:value-type="float" office:value="0.4592">
            <text:p>0.4592</text:p>
          </table:table-cell>
          <table:table-cell office:value-type="float" office:value="0.459">
            <text:p>0.459</text:p>
          </table:table-cell>
          <table:table-cell office:value-type="float" office:value="0.4623">
            <text:p>0.4623</text:p>
          </table:table-cell>
          <table:table-cell office:value-type="float" office:value="0.4583">
            <text:p>0.4583</text:p>
          </table:table-cell>
          <table:table-cell office:value-type="float" office:value="0.455">
            <text:p>0.455</text:p>
          </table:table-cell>
          <table:table-cell office:value-type="float" office:value="0.4575">
            <text:p>0.4575</text:p>
          </table:table-cell>
          <table:table-cell office:value-type="float" office:value="0.4612">
            <text:p>0.4612</text:p>
          </table:table-cell>
          <table:table-cell office:value-type="float" office:value="0.4578">
            <text:p>0.4578</text:p>
          </table:table-cell>
          <table:table-cell office:value-type="float" office:value="0.457">
            <text:p>0.457</text:p>
          </table:table-cell>
          <table:table-cell office:value-type="float" office:value="2">
            <text:p>2</text:p>
          </table:table-cell>
          <table:table-cell table:formula="of:=AVERAGE([.$C2:.L2])" office:value-type="float" office:value="0.45862">
            <text:p>0.45862</text:p>
          </table:table-cell>
          <table:table-cell table:formula="of:=CONFIDENCE(0.01; STDEV([.$C2:.L2]); COUNT([.$C2:.L2]))" office:value-type="float" office:value="0.00168506405247507">
            <text:p>0.0016850641</text:p>
          </table:table-cell>
        </table:table-row>
        <table:table-row table:style-name="ro3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0.2851">
            <text:p>0.2851</text:p>
          </table:table-cell>
          <table:table-cell table:number-columns-repeated="2" office:value-type="float" office:value="0.2868">
            <text:p>0.2868</text:p>
          </table:table-cell>
          <table:table-cell office:value-type="float" office:value="0.288">
            <text:p>0.288</text:p>
          </table:table-cell>
          <table:table-cell office:value-type="float" office:value="0.285">
            <text:p>0.285</text:p>
          </table:table-cell>
          <table:table-cell office:value-type="float" office:value="0.2863">
            <text:p>0.2863</text:p>
          </table:table-cell>
          <table:table-cell office:value-type="float" office:value="0.2848">
            <text:p>0.2848</text:p>
          </table:table-cell>
          <table:table-cell office:value-type="float" office:value="0.2871">
            <text:p>0.2871</text:p>
          </table:table-cell>
          <table:table-cell office:value-type="float" office:value="0.2977">
            <text:p>0.2977</text:p>
          </table:table-cell>
          <table:table-cell office:value-type="float" office:value="0.2944">
            <text:p>0.2944</text:p>
          </table:table-cell>
          <table:table-cell office:value-type="float" office:value="4">
            <text:p>4</text:p>
          </table:table-cell>
          <table:table-cell table:formula="of:=AVERAGE([.$C3:.L3])" office:value-type="float" office:value="0.2882">
            <text:p>0.2882</text:p>
          </table:table-cell>
          <table:table-cell table:formula="of:=CONFIDENCE(0.01; STDEV([.$C3:.L3]); COUNT([.$C3:.L3]))" office:value-type="float" office:value="0.00352845785952583">
            <text:p>0.0035284579</text:p>
          </table:table-cell>
        </table:table-row>
        <table:table-row table:style-name="ro3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0.1737">
            <text:p>0.1737</text:p>
          </table:table-cell>
          <table:table-cell office:value-type="float" office:value="0.1735">
            <text:p>0.1735</text:p>
          </table:table-cell>
          <table:table-cell office:value-type="float" office:value="2.2769">
            <text:p>2.2769</text:p>
          </table:table-cell>
          <table:table-cell office:value-type="float" office:value="0.1724">
            <text:p>0.1724</text:p>
          </table:table-cell>
          <table:table-cell office:value-type="float" office:value="0.1812">
            <text:p>0.1812</text:p>
          </table:table-cell>
          <table:table-cell office:value-type="float" office:value="0.174">
            <text:p>0.174</text:p>
          </table:table-cell>
          <table:table-cell office:value-type="float" office:value="0.1741">
            <text:p>0.1741</text:p>
          </table:table-cell>
          <table:table-cell office:value-type="float" office:value="0.1774">
            <text:p>0.1774</text:p>
          </table:table-cell>
          <table:table-cell office:value-type="float" office:value="0.181">
            <text:p>0.181</text:p>
          </table:table-cell>
          <table:table-cell office:value-type="float" office:value="0.1831">
            <text:p>0.1831</text:p>
          </table:table-cell>
          <table:table-cell office:value-type="float" office:value="8">
            <text:p>8</text:p>
          </table:table-cell>
          <table:table-cell table:formula="of:=AVERAGE([.$C4:.L4])" office:value-type="float" office:value="0.38673">
            <text:p>0.38673</text:p>
          </table:table-cell>
          <table:table-cell table:formula="of:=CONFIDENCE(0.01; STDEV([.$C4:.L4]); COUNT([.$C4:.L4]))" office:value-type="float" office:value="0.540981800254691">
            <text:p>0.5409818003</text:p>
          </table:table-cell>
        </table:table-row>
        <table:table-row table:style-name="ro3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0.2397">
            <text:p>0.2397</text:p>
          </table:table-cell>
          <table:table-cell office:value-type="float" office:value="0.2341">
            <text:p>0.2341</text:p>
          </table:table-cell>
          <table:table-cell office:value-type="float" office:value="2.291">
            <text:p>2.291</text:p>
          </table:table-cell>
          <table:table-cell office:value-type="float" office:value="0.2321">
            <text:p>0.2321</text:p>
          </table:table-cell>
          <table:table-cell office:value-type="float" office:value="0.2174">
            <text:p>0.2174</text:p>
          </table:table-cell>
          <table:table-cell office:value-type="float" office:value="0.2329">
            <text:p>0.2329</text:p>
          </table:table-cell>
          <table:table-cell office:value-type="float" office:value="0.2318">
            <text:p>0.2318</text:p>
          </table:table-cell>
          <table:table-cell office:value-type="float" office:value="2.2542">
            <text:p>2.2542</text:p>
          </table:table-cell>
          <table:table-cell office:value-type="float" office:value="2.022">
            <text:p>2.022</text:p>
          </table:table-cell>
          <table:table-cell office:value-type="float" office:value="0.2296">
            <text:p>0.2296</text:p>
          </table:table-cell>
          <table:table-cell office:value-type="float" office:value="12">
            <text:p>12</text:p>
          </table:table-cell>
          <table:table-cell table:formula="of:=AVERAGE([.$C5:.L5])" office:value-type="float" office:value="0.81848">
            <text:p>0.81848</text:p>
          </table:table-cell>
          <table:table-cell table:formula="of:=CONFIDENCE(0.01; STDEV([.$C5:.L5]); COUNT([.$C5:.L5]))" office:value-type="float" office:value="0.772441987813451">
            <text:p>0.7724419878</text:p>
          </table:table-cell>
        </table:table-row>
        <table:table-row table:style-name="ro3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0.1626">
            <text:p>0.1626</text:p>
          </table:table-cell>
          <table:table-cell office:value-type="float" office:value="0.1649">
            <text:p>0.1649</text:p>
          </table:table-cell>
          <table:table-cell office:value-type="float" office:value="0.164">
            <text:p>0.164</text:p>
          </table:table-cell>
          <table:table-cell office:value-type="float" office:value="0.1652">
            <text:p>0.1652</text:p>
          </table:table-cell>
          <table:table-cell office:value-type="float" office:value="0.162">
            <text:p>0.162</text:p>
          </table:table-cell>
          <table:table-cell office:value-type="float" office:value="0.1596">
            <text:p>0.1596</text:p>
          </table:table-cell>
          <table:table-cell office:value-type="float" office:value="0.1639">
            <text:p>0.1639</text:p>
          </table:table-cell>
          <table:table-cell office:value-type="float" office:value="0.1604">
            <text:p>0.1604</text:p>
          </table:table-cell>
          <table:table-cell office:value-type="float" office:value="2.0203">
            <text:p>2.0203</text:p>
          </table:table-cell>
          <table:table-cell office:value-type="float" office:value="0.164">
            <text:p>0.164</text:p>
          </table:table-cell>
          <table:table-cell office:value-type="float" office:value="16">
            <text:p>16</text:p>
          </table:table-cell>
          <table:table-cell table:formula="of:=AVERAGE([.$C6:.L6])" office:value-type="float" office:value="0.34869">
            <text:p>0.34869</text:p>
          </table:table-cell>
          <table:table-cell table:formula="of:=CONFIDENCE(0.01; STDEV([.$C6:.L6]); COUNT([.$C6:.L6]))" office:value-type="float" office:value="0.478422591707901">
            <text:p>0.4784225917</text:p>
          </table:table-cell>
        </table:table-row>
        <table:table-row table:style-name="ro3">
          <table:table-cell table:number-columns-repeated="13"/>
          <table:table-cell office:value-type="string">
            <text:p>TCP</text:p>
          </table:table-cell>
          <table:table-cell/>
        </table:table-row>
        <table:table-row table:style-name="ro3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0.488">
            <text:p>0.488</text:p>
          </table:table-cell>
          <table:table-cell office:value-type="float" office:value="0.4925">
            <text:p>0.4925</text:p>
          </table:table-cell>
          <table:table-cell office:value-type="float" office:value="0.488">
            <text:p>0.488</text:p>
          </table:table-cell>
          <table:table-cell office:value-type="float" office:value="0.4924">
            <text:p>0.4924</text:p>
          </table:table-cell>
          <table:table-cell office:value-type="float" office:value="0.4864">
            <text:p>0.4864</text:p>
          </table:table-cell>
          <table:table-cell office:value-type="float" office:value="0.4876">
            <text:p>0.4876</text:p>
          </table:table-cell>
          <table:table-cell office:value-type="float" office:value="0.487">
            <text:p>0.487</text:p>
          </table:table-cell>
          <table:table-cell office:value-type="float" office:value="0.4883">
            <text:p>0.4883</text:p>
          </table:table-cell>
          <table:table-cell office:value-type="float" office:value="0.4863">
            <text:p>0.4863</text:p>
          </table:table-cell>
          <table:table-cell office:value-type="float" office:value="0.4861">
            <text:p>0.4861</text:p>
          </table:table-cell>
          <table:table-cell office:value-type="float" office:value="2">
            <text:p>2</text:p>
          </table:table-cell>
          <table:table-cell table:formula="of:=AVERAGE([.$C8:.L8])" office:value-type="float" office:value="0.48826">
            <text:p>0.48826</text:p>
          </table:table-cell>
          <table:table-cell table:formula="of:=CONFIDENCE(0.01; STDEV([.$C8:.L8]); COUNT([.$C8:.L8]))" office:value-type="float" office:value="0.00190534000529707">
            <text:p>0.00190534</text:p>
          </table:table-cell>
        </table:table-row>
        <table:table-row table:style-name="ro3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0.3116">
            <text:p>0.3116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3116">
            <text:p>0.3116</text:p>
          </table:table-cell>
          <table:table-cell office:value-type="float" office:value="0.3079">
            <text:p>0.3079</text:p>
          </table:table-cell>
          <table:table-cell office:value-type="float" office:value="0.3114">
            <text:p>0.3114</text:p>
          </table:table-cell>
          <table:table-cell office:value-type="float" office:value="0.3127">
            <text:p>0.3127</text:p>
          </table:table-cell>
          <table:table-cell office:value-type="float" office:value="0.3103">
            <text:p>0.3103</text:p>
          </table:table-cell>
          <table:table-cell office:value-type="float" office:value="0.318">
            <text:p>0.318</text:p>
          </table:table-cell>
          <table:table-cell office:value-type="float" office:value="0.3122">
            <text:p>0.3122</text:p>
          </table:table-cell>
          <table:table-cell office:value-type="float" office:value="4">
            <text:p>4</text:p>
          </table:table-cell>
          <table:table-cell table:formula="of:=AVERAGE([.$C9:.L9])" office:value-type="float" office:value="0.31117">
            <text:p>0.31117</text:p>
          </table:table-cell>
          <table:table-cell table:formula="of:=CONFIDENCE(0.01; STDEV([.$C9:.L9]); COUNT([.$C9:.L9]))" office:value-type="float" office:value="0.00245899901521006">
            <text:p>0.002458999</text:p>
          </table:table-cell>
        </table:table-row>
        <table:table-row table:style-name="ro3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0.202">
            <text:p>0.202</text:p>
          </table:table-cell>
          <table:table-cell office:value-type="float" office:value="0.2007">
            <text:p>0.2007</text:p>
          </table:table-cell>
          <table:table-cell office:value-type="float" office:value="0.2021">
            <text:p>0.2021</text:p>
          </table:table-cell>
          <table:table-cell office:value-type="float" office:value="0.1942">
            <text:p>0.1942</text:p>
          </table:table-cell>
          <table:table-cell office:value-type="float" office:value="0.2002">
            <text:p>0.2002</text:p>
          </table:table-cell>
          <table:table-cell office:value-type="float" office:value="0.1961">
            <text:p>0.1961</text:p>
          </table:table-cell>
          <table:table-cell office:value-type="float" office:value="0.1938">
            <text:p>0.1938</text:p>
          </table:table-cell>
          <table:table-cell office:value-type="float" office:value="0.1983">
            <text:p>0.1983</text:p>
          </table:table-cell>
          <table:table-cell office:value-type="float" office:value="0.1964">
            <text:p>0.1964</text:p>
          </table:table-cell>
          <table:table-cell office:value-type="float" office:value="0.2008">
            <text:p>0.2008</text:p>
          </table:table-cell>
          <table:table-cell office:value-type="float" office:value="8">
            <text:p>8</text:p>
          </table:table-cell>
          <table:table-cell table:formula="of:=AVERAGE([.$C10:.L10])" office:value-type="float" office:value="0.19846">
            <text:p>0.19846</text:p>
          </table:table-cell>
          <table:table-cell table:formula="of:=CONFIDENCE(0.01; STDEV([.$C10:.L10]); COUNT([.$C10:.L10]))" office:value-type="float" office:value="0.00256153672860061">
            <text:p>0.0025615367</text:p>
          </table:table-cell>
        </table:table-row>
        <table:table-row table:style-name="ro3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1942">
            <text:p>0.1942</text:p>
          </table:table-cell>
          <table:table-cell office:value-type="float" office:value="0.1944">
            <text:p>0.1944</text:p>
          </table:table-cell>
          <table:table-cell office:value-type="float" office:value="0.1952">
            <text:p>0.1952</text:p>
          </table:table-cell>
          <table:table-cell office:value-type="float" office:value="0.1916">
            <text:p>0.1916</text:p>
          </table:table-cell>
          <table:table-cell office:value-type="float" office:value="0.1922">
            <text:p>0.1922</text:p>
          </table:table-cell>
          <table:table-cell office:value-type="float" office:value="0.1941">
            <text:p>0.1941</text:p>
          </table:table-cell>
          <table:table-cell office:value-type="float" office:value="0.1946">
            <text:p>0.1946</text:p>
          </table:table-cell>
          <table:table-cell office:value-type="float" office:value="0.2093">
            <text:p>0.2093</text:p>
          </table:table-cell>
          <table:table-cell office:value-type="float" office:value="0.1935">
            <text:p>0.1935</text:p>
          </table:table-cell>
          <table:table-cell office:value-type="float" office:value="0.1955">
            <text:p>0.1955</text:p>
          </table:table-cell>
          <table:table-cell office:value-type="float" office:value="12">
            <text:p>12</text:p>
          </table:table-cell>
          <table:table-cell table:formula="of:=AVERAGE([.$C11:.L11])" office:value-type="float" office:value="0.19546">
            <text:p>0.19546</text:p>
          </table:table-cell>
          <table:table-cell table:formula="of:=CONFIDENCE(0.01; STDEV([.$C11:.L11]); COUNT([.$C11:.L11]))" office:value-type="float" office:value="0.00408434809495072">
            <text:p>0.0040843481</text:p>
          </table:table-cell>
        </table:table-row>
        <table:table-row table:style-name="ro3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0.1813">
            <text:p>0.1813</text:p>
          </table:table-cell>
          <table:table-cell office:value-type="float" office:value="0.1781">
            <text:p>0.1781</text:p>
          </table:table-cell>
          <table:table-cell office:value-type="float" office:value="0.2094">
            <text:p>0.2094</text:p>
          </table:table-cell>
          <table:table-cell office:value-type="float" office:value="0.1798">
            <text:p>0.1798</text:p>
          </table:table-cell>
          <table:table-cell office:value-type="float" office:value="0.1721">
            <text:p>0.1721</text:p>
          </table:table-cell>
          <table:table-cell office:value-type="float" office:value="0.1757">
            <text:p>0.1757</text:p>
          </table:table-cell>
          <table:table-cell office:value-type="float" office:value="0.1776">
            <text:p>0.1776</text:p>
          </table:table-cell>
          <table:table-cell office:value-type="float" office:value="0.1803">
            <text:p>0.1803</text:p>
          </table:table-cell>
          <table:table-cell office:value-type="float" office:value="0.1746">
            <text:p>0.1746</text:p>
          </table:table-cell>
          <table:table-cell office:value-type="float" office:value="0.1805">
            <text:p>0.1805</text:p>
          </table:table-cell>
          <table:table-cell office:value-type="float" office:value="16">
            <text:p>16</text:p>
          </table:table-cell>
          <table:table-cell table:formula="of:=AVERAGE([.$C12:.L12])" office:value-type="float" office:value="0.18094">
            <text:p>0.18094</text:p>
          </table:table-cell>
          <table:table-cell table:formula="of:=CONFIDENCE(0.01; STDEV([.$C12:.L12]); COUNT([.$C12:.L12]))" office:value-type="float" office:value="0.0084868874131517">
            <text:p>0.0084868874</text:p>
          </table:table-cell>
        </table:table-row>
      </table:table>
      <table:named-expressions/>
      <table:database-ranges>
        <table:database-range table:name="__Anonymous_Sheet_DB__0" table:target-range-address="wifi.A2:wifi.O1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raid.A2:raid.L1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disksim.A2:disksim.L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20:06</meta:creation-date>
    <dc:date>2014-06-29T13:02:39</dc:date>
    <meta:editing-duration>PT27M22S</meta:editing-duration>
    <meta:editing-cycles>3</meta:editing-cycles>
    <meta:generator>LibreOffice/3.5$Linux_X86_64 LibreOffice_project/350m1$Build-2</meta:generator>
    <meta:document-statistic meta:table-count="3" meta:cell-count="4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wifi.O2:wifi.O6" chart:error-lower-range="wifi.O2:wifi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wifi.O8:wifi.O12" chart:error-lower-range="wifi.O8:wifi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9.356cm" style:legend-expansion="high" chart:style-name="ch2"/>
        <chart:plot-area chart:style-name="ch3" table:cell-range-address="wifi.M8:wifi.N12 wifi.N1:wifi.N7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M8:wifi.M12"/>
          </chart:axis>
          <chart:axis chart:dimension="y" chart:name="primary-y" chart:style-name="ch4">
            <chart:title svg:x="0.451cm" svg:y="12.554cm" chart:style-name="ch6">
              <text:p>Runtime (seconds)</text:p>
            </chart:title>
            <chart:grid chart:style-name="ch7" chart:class="major"/>
          </chart:axis>
          <chart:series chart:style-name="ch8" chart:values-cell-range-address="wifi.N2:wifi.N6" chart:label-cell-address="wifi.N1:wifi.N1" chart:class="chart:line">
            <chart:error-indicator chart:style-name="ch9" chart:dimension="y"/>
            <chart:data-point chart:repeated="5"/>
          </chart:series>
          <chart:series chart:style-name="ch10" chart:values-cell-range-address="wifi.N8:wifi.N12" chart:label-cell-address="wifi.N7:wifi.N7" chart:class="chart:line">
            <chart:error-indicator chart:style-name="ch9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N1:wifi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TCP</text:p>
                <draw:g>
                  <svg:desc>wifi.N7:wifi.N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M8:wifi.M12</svg:desc>
                </draw:g>
              </table:table-cell>
              <table:table-cell office:value-type="float" office:value="75.52757">
                <text:p>75.52757</text:p>
                <draw:g>
                  <svg:desc>wifi.N2:wifi.N6</svg:desc>
                </draw:g>
              </table:table-cell>
              <table:table-cell office:value-type="float" office:value="0.134970413469708">
                <text:p>0.134970413469708</text:p>
                <draw:g>
                  <svg:desc>wifi.O2:wifi.O6</svg:desc>
                </draw:g>
              </table:table-cell>
              <table:table-cell office:value-type="float" office:value="0.134970413469708">
                <text:p>0.134970413469708</text:p>
                <draw:g>
                  <svg:desc>wifi.O2:wifi.O6</svg:desc>
                </draw:g>
              </table:table-cell>
              <table:table-cell office:value-type="float" office:value="79.9426">
                <text:p>79.9426</text:p>
                <draw:g>
                  <svg:desc>wifi.N8:wifi.N12</svg:desc>
                </draw:g>
              </table:table-cell>
              <table:table-cell office:value-type="float" office:value="0.696417727444923">
                <text:p>0.696417727444923</text:p>
                <draw:g>
                  <svg:desc>wifi.O8:wifi.O12</svg:desc>
                </draw:g>
              </table:table-cell>
              <table:table-cell office:value-type="float" office:value="0.696417727444923">
                <text:p>0.696417727444923</text:p>
                <draw:g>
                  <svg:desc>wifi.O8:wifi.O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1549">
                <text:p>41.81549</text:p>
              </table:table-cell>
              <table:table-cell office:value-type="float" office:value="0.0654896116992666">
                <text:p>0.0654896116992666</text:p>
              </table:table-cell>
              <table:table-cell office:value-type="float" office:value="0.0654896116992666">
                <text:p>0.0654896116992666</text:p>
              </table:table-cell>
              <table:table-cell office:value-type="float" office:value="44.97884">
                <text:p>44.97884</text:p>
              </table:table-cell>
              <table:table-cell office:value-type="float" office:value="0.098452317461879">
                <text:p>0.098452317461879</text:p>
              </table:table-cell>
              <table:table-cell office:value-type="float" office:value="0.098452317461879">
                <text:p>0.0984523174618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2.42509">
                <text:p>42.42509</text:p>
              </table:table-cell>
              <table:table-cell office:value-type="float" office:value="6.18561302045178">
                <text:p>6.18561302045178</text:p>
              </table:table-cell>
              <table:table-cell office:value-type="float" office:value="6.18561302045178">
                <text:p>6.18561302045178</text:p>
              </table:table-cell>
              <table:table-cell office:value-type="float" office:value="26.35816">
                <text:p>26.35816</text:p>
              </table:table-cell>
              <table:table-cell office:value-type="float" office:value="0.356651791347309">
                <text:p>0.356651791347309</text:p>
              </table:table-cell>
              <table:table-cell office:value-type="float" office:value="0.356651791347309">
                <text:p>0.3566517913473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.08545">
                <text:p>27.08545</text:p>
              </table:table-cell>
              <table:table-cell office:value-type="float" office:value="6.50181027043422">
                <text:p>6.50181027043422</text:p>
              </table:table-cell>
              <table:table-cell office:value-type="float" office:value="6.50181027043422">
                <text:p>6.50181027043422</text:p>
              </table:table-cell>
              <table:table-cell office:value-type="float" office:value="22.28343">
                <text:p>22.28343</text:p>
              </table:table-cell>
              <table:table-cell office:value-type="float" office:value="0.206185599472051">
                <text:p>0.206185599472051</text:p>
              </table:table-cell>
              <table:table-cell office:value-type="float" office:value="0.206185599472051">
                <text:p>0.2061855994720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2.66553">
                <text:p>62.66553</text:p>
              </table:table-cell>
              <table:table-cell office:value-type="float" office:value="10.9372883248769">
                <text:p>10.9372883248769</text:p>
              </table:table-cell>
              <table:table-cell office:value-type="float" office:value="10.9372883248769">
                <text:p>10.9372883248769</text:p>
              </table:table-cell>
              <table:table-cell office:value-type="float" office:value="21.12414">
                <text:p>21.12414</text:p>
              </table:table-cell>
              <table:table-cell office:value-type="float" office:value="0.297436735549741">
                <text:p>0.297436735549741</text:p>
              </table:table-cell>
              <table:table-cell office:value-type="float" office:value="0.297436735549741">
                <text:p>0.297436735549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raid.O2:raid.O6" chart:error-lower-range="raid.O2:raid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raid.O8:raid.O12" chart:error-lower-range="raid.O8:raid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9.356cm" style:legend-expansion="high" chart:style-name="ch2"/>
        <chart:plot-area chart:style-name="ch3" table:cell-range-address="raid.M8:raid.N12 raid.N1:raid.N7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M8:raid.M12"/>
          </chart:axis>
          <chart:axis chart:dimension="y" chart:name="primary-y" chart:style-name="ch4">
            <chart:title svg:x="0.451cm" svg:y="12.554cm" chart:style-name="ch6">
              <text:p>Runtime (seconds)</text:p>
            </chart:title>
            <chart:grid chart:style-name="ch7" chart:class="major"/>
          </chart:axis>
          <chart:series chart:style-name="ch8" chart:values-cell-range-address="raid.N2:raid.N6" chart:label-cell-address="raid.N1:raid.N1" chart:class="chart:line">
            <chart:error-indicator chart:style-name="ch9" chart:dimension="y"/>
            <chart:data-point chart:repeated="5"/>
          </chart:series>
          <chart:series chart:style-name="ch10" chart:values-cell-range-address="raid.N8:raid.N12" chart:label-cell-address="raid.N7:raid.N7" chart:class="chart:line">
            <chart:error-indicator chart:style-name="ch9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N1:raid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TCP</text:p>
                <draw:g>
                  <svg:desc>raid.N7:raid.N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M8:raid.M12</svg:desc>
                </draw:g>
              </table:table-cell>
              <table:table-cell office:value-type="float" office:value="36.02274">
                <text:p>36.02274</text:p>
                <draw:g>
                  <svg:desc>raid.N2:raid.N6</svg:desc>
                </draw:g>
              </table:table-cell>
              <table:table-cell office:value-type="float" office:value="0.140877441057284">
                <text:p>0.140877441057284</text:p>
                <draw:g>
                  <svg:desc>raid.O2:raid.O6</svg:desc>
                </draw:g>
              </table:table-cell>
              <table:table-cell office:value-type="float" office:value="0.140877441057284">
                <text:p>0.140877441057284</text:p>
                <draw:g>
                  <svg:desc>raid.O2:raid.O6</svg:desc>
                </draw:g>
              </table:table-cell>
              <table:table-cell office:value-type="float" office:value="38.68334">
                <text:p>38.68334</text:p>
                <draw:g>
                  <svg:desc>raid.N8:raid.N12</svg:desc>
                </draw:g>
              </table:table-cell>
              <table:table-cell office:value-type="float" office:value="0.353619708657474">
                <text:p>0.353619708657474</text:p>
                <draw:g>
                  <svg:desc>raid.O8:raid.O12</svg:desc>
                </draw:g>
              </table:table-cell>
              <table:table-cell office:value-type="float" office:value="0.353619708657474">
                <text:p>0.353619708657474</text:p>
                <draw:g>
                  <svg:desc>raid.O8:raid.O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2946">
                <text:p>10.22946</text:p>
              </table:table-cell>
              <table:table-cell office:value-type="float" office:value="0.0308510139027813">
                <text:p>0.0308510139027813</text:p>
              </table:table-cell>
              <table:table-cell office:value-type="float" office:value="0.0308510139027813">
                <text:p>0.0308510139027813</text:p>
              </table:table-cell>
              <table:table-cell office:value-type="float" office:value="11.2913">
                <text:p>11.2913</text:p>
              </table:table-cell>
              <table:table-cell office:value-type="float" office:value="0.0566341632327384">
                <text:p>0.0566341632327384</text:p>
              </table:table-cell>
              <table:table-cell office:value-type="float" office:value="0.0566341632327384">
                <text:p>0.05663416323273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31203">
                <text:p>6.31203</text:p>
              </table:table-cell>
              <table:table-cell office:value-type="float" office:value="1.88181100449416">
                <text:p>1.88181100449416</text:p>
              </table:table-cell>
              <table:table-cell office:value-type="float" office:value="1.88181100449416">
                <text:p>1.88181100449416</text:p>
              </table:table-cell>
              <table:table-cell office:value-type="float" office:value="3.5617">
                <text:p>3.5617</text:p>
              </table:table-cell>
              <table:table-cell office:value-type="float" office:value="0.0304136256997742">
                <text:p>0.0304136256997742</text:p>
              </table:table-cell>
              <table:table-cell office:value-type="float" office:value="0.0304136256997742">
                <text:p>0.03041362569977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06118">
                <text:p>3.06118</text:p>
              </table:table-cell>
              <table:table-cell office:value-type="float" office:value="1.43416729164806">
                <text:p>1.43416729164806</text:p>
              </table:table-cell>
              <table:table-cell office:value-type="float" office:value="1.43416729164806">
                <text:p>1.43416729164806</text:p>
              </table:table-cell>
              <table:table-cell office:value-type="float" office:value="1.62424">
                <text:p>1.62424</text:p>
              </table:table-cell>
              <table:table-cell office:value-type="float" office:value="0.0200738189531751">
                <text:p>0.0200738189531751</text:p>
              </table:table-cell>
              <table:table-cell office:value-type="float" office:value="0.0200738189531751">
                <text:p>0.02007381895317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8533">
                <text:p>1.98533</text:p>
              </table:table-cell>
              <table:table-cell office:value-type="float" office:value="1.2595781801376">
                <text:p>1.2595781801376</text:p>
              </table:table-cell>
              <table:table-cell office:value-type="float" office:value="1.2595781801376">
                <text:p>1.2595781801376</text:p>
              </table:table-cell>
              <table:table-cell office:value-type="float" office:value="1.14109">
                <text:p>1.14109</text:p>
              </table:table-cell>
              <table:table-cell office:value-type="float" office:value="0.00769703790109621">
                <text:p>0.00769703790109621</text:p>
              </table:table-cell>
              <table:table-cell office:value-type="float" office:value="0.00769703790109621">
                <text:p>0.00769703790109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9.356cm" style:legend-expansion="high" chart:style-name="ch2"/>
        <chart:plot-area chart:style-name="ch3" table:cell-range-address="disksim.M8:disksim.N12 disksim.N1:disksim.N7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M8:disksim.M12"/>
          </chart:axis>
          <chart:axis chart:dimension="y" chart:name="primary-y" chart:style-name="ch4">
            <chart:title svg:x="0.451cm" svg:y="12.554cm" chart:style-name="ch6">
              <text:p>Runtime (seconds)</text:p>
            </chart:title>
            <chart:grid chart:style-name="ch7" chart:class="major"/>
          </chart:axis>
          <chart:series chart:style-name="ch8" chart:values-cell-range-address="disksim.N2:disksim.N6" chart:label-cell-address="disksim.N1:disksim.N1" chart:class="chart:line">
            <chart:error-indicator chart:style-name="ch9" chart:dimension="y"/>
            <chart:data-point chart:repeated="5"/>
          </chart:series>
          <chart:series chart:style-name="ch10" chart:values-cell-range-address="disksim.N8:disksim.N12" chart:label-cell-address="disksim.N7:disksim.N7" chart:class="chart:line">
            <chart:error-indicator chart:style-name="ch9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N1:disksim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TCP</text:p>
                <draw:g>
                  <svg:desc>disksim.N7:disksim.N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M8:disksim.M12</svg:desc>
                </draw:g>
              </table:table-cell>
              <table:table-cell office:value-type="float" office:value="0.45862">
                <text:p>0.45862</text:p>
                <draw:g>
                  <svg:desc>disksim.N2:disksim.N6</svg:desc>
                </draw:g>
              </table:table-cell>
              <table:table-cell office:value-type="float" office:value="0.00168506405247507">
                <text:p>0.00168506405247507</text:p>
                <draw:g>
                  <svg:desc>disksim.O2:disksim.O6</svg:desc>
                </draw:g>
              </table:table-cell>
              <table:table-cell office:value-type="float" office:value="0.00168506405247507">
                <text:p>0.00168506405247507</text:p>
                <draw:g>
                  <svg:desc>disksim.O2:disksim.O6</svg:desc>
                </draw:g>
              </table:table-cell>
              <table:table-cell office:value-type="float" office:value="0.48826">
                <text:p>0.48826</text:p>
                <draw:g>
                  <svg:desc>disksim.N8:disksim.N12</svg:desc>
                </draw:g>
              </table:table-cell>
              <table:table-cell office:value-type="float" office:value="0.00190534000529707">
                <text:p>0.00190534000529707</text:p>
                <draw:g>
                  <svg:desc>disksim.O8:disksim.O12</svg:desc>
                </draw:g>
              </table:table-cell>
              <table:table-cell office:value-type="float" office:value="0.00190534000529707">
                <text:p>0.00190534000529707</text:p>
                <draw:g>
                  <svg:desc>disksim.O8:disksim.O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882">
                <text:p>0.2882</text:p>
              </table:table-cell>
              <table:table-cell office:value-type="float" office:value="0.00352845785952583">
                <text:p>0.00352845785952583</text:p>
              </table:table-cell>
              <table:table-cell office:value-type="float" office:value="0.00352845785952583">
                <text:p>0.00352845785952583</text:p>
              </table:table-cell>
              <table:table-cell office:value-type="float" office:value="0.31117">
                <text:p>0.31117</text:p>
              </table:table-cell>
              <table:table-cell office:value-type="float" office:value="0.00245899901521006">
                <text:p>0.00245899901521006</text:p>
              </table:table-cell>
              <table:table-cell office:value-type="float" office:value="0.00245899901521006">
                <text:p>0.002458999015210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8673">
                <text:p>0.38673</text:p>
              </table:table-cell>
              <table:table-cell office:value-type="float" office:value="0.540981800254691">
                <text:p>0.540981800254691</text:p>
              </table:table-cell>
              <table:table-cell office:value-type="float" office:value="0.540981800254691">
                <text:p>0.540981800254691</text:p>
              </table:table-cell>
              <table:table-cell office:value-type="float" office:value="0.19846">
                <text:p>0.19846</text:p>
              </table:table-cell>
              <table:table-cell office:value-type="float" office:value="0.00256153672860061">
                <text:p>0.00256153672860061</text:p>
              </table:table-cell>
              <table:table-cell office:value-type="float" office:value="0.00256153672860061">
                <text:p>0.002561536728600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1848">
                <text:p>0.81848</text:p>
              </table:table-cell>
              <table:table-cell office:value-type="float" office:value="0.772441987813451">
                <text:p>0.772441987813451</text:p>
              </table:table-cell>
              <table:table-cell office:value-type="float" office:value="0.772441987813451">
                <text:p>0.772441987813451</text:p>
              </table:table-cell>
              <table:table-cell office:value-type="float" office:value="0.19546">
                <text:p>0.19546</text:p>
              </table:table-cell>
              <table:table-cell office:value-type="float" office:value="0.00408434809495072">
                <text:p>0.00408434809495072</text:p>
              </table:table-cell>
              <table:table-cell office:value-type="float" office:value="0.00408434809495072">
                <text:p>0.004084348094950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4869">
                <text:p>0.34869</text:p>
              </table:table-cell>
              <table:table-cell office:value-type="float" office:value="0.478422591707901">
                <text:p>0.478422591707901</text:p>
              </table:table-cell>
              <table:table-cell office:value-type="float" office:value="0.478422591707901">
                <text:p>0.478422591707901</text:p>
              </table:table-cell>
              <table:table-cell office:value-type="float" office:value="0.18094">
                <text:p>0.18094</text:p>
              </table:table-cell>
              <table:table-cell office:value-type="float" office:value="0.0084868874131517">
                <text:p>0.0084868874131517</text:p>
              </table:table-cell>
              <table:table-cell office:value-type="float" office:value="0.0084868874131517">
                <text:p>0.0084868874131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